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시의 재감상 - 동화(冬花). 박래전.</text:p>
      <text:p text:style-name="Normal">2019.09.30. KAL093 On Airborn. 오유신.</text:p>
      <text:p text:style-name="Normal"/>
      <text:p text:style-name="Normal">==========================</text:p>
      <text:p text:style-name="Normal"/>
      <text:p text:style-name="Normal">[동화(冬花). 박래전]</text:p>
      <text:p text:style-name="Normal"/>
      <text:p text:style-name="Normal">당신들이 제게 돌아오지 않을 것을</text:p>
      <text:p text:style-name="Normal">아는 까닭에</text:p>
      <text:p text:style-name="Normal">저는 당신들의 코끝이나 간질이는</text:p>
      <text:p text:style-name="Normal">가을꽃일 수 없습니다.</text:p>
      <text:p text:style-name="Normal"/>
      <text:p text:style-name="Normal">제게 돌아오지 못할 것을 아는 까닭에</text:p>
      <text:p text:style-name="Normal">저는 풍성한 가을에도 뜨거운 여름에도</text:p>
      <text:p text:style-name="Normal">따사로운 봄에도 필 수 없습니다</text:p>
      <text:p text:style-name="Normal">그러나 떠나지 못하는 건</text:p>
      <text:p text:style-name="Normal">그래도 꽃을 피워야 하는 건</text:p>
      <text:p text:style-name="Normal">내 발의 사슬 때문이지요.</text:p>
      <text:p text:style-name="Normal"/>
      <text:p text:style-name="Normal">겨울꽃이 되어버린 지금</text:p>
      <text:p text:style-name="Normal">피기도 전에 시들지도 모릅니다</text:p>
      <text:p text:style-name="Normal">그러나 진정한 향기를 위해</text:p>
      <text:p text:style-name="Normal">내 이름은 동화(冬花)라 합니다.</text:p>
      <text:p text:style-name="Normal"/>
      <text:p text:style-name="Normal">세찬 눈보라만이 몰아치는</text:p>
      <text:p text:style-name="Normal">당신들의 나라에서</text:p>
      <text:p text:style-name="Normal">그래도 몸을 비틀며 피어나는 꽃입니다.</text:p>
      <text:p text:style-name="Normal"/>
      <text:p text:style-name="Normal">==========================</text:p>
      <text:p text:style-name="Normal"/>
      <text:p text:style-name="Normal">부끄러웠다. 그는 추운 겨울에도, 다른 생물들이 그들의 꽃을 발하지 않는, 향기롭지 않은 계절이라도, 그는 그것이 그의 운명이기에 덤덤히 받아들이고 홀로 그 겨울에 꽃을 발하겠다고 말하고 있었다.</text:p>
      <text:p text:style-name="Normal"/>
      <text:p text:style-name="Normal">세찬 눈보라만이 몰아치는 우리들의 나라에서, 저 세상에서 그는 조용하지만 겸손하게, 그리고 부드럽지만 강하게 부끄러움을 모르는 우리를 일깨우고 있었던 것이었다. 그는 우리가 그 자신에게 돌아오지 않을 것을 안다고 했다. 그러면서도 그가 그의 운명 때문에 그곳에 머문다고 하는 것은, 나의 가슴을 먹먹하게 만든다.</text:p>
      <text:p text:style-name="Normal"/>
      <text:p text:style-name="Normal">그는 얼마나 외로웠을까. 아무도 그를 지지하는 사람이 없었을 것이다. 그가 느꼈을 절망이, 그 절망으로부터 조용한 절규와 신음이, 그리고 마지막 발악으로서의 그가 흘린 조용한 눈물이 그의 뺨을 타고 흘러내리는 것을 나는 상상할 수 있을 것 같다. 가슴이 찢어지는 것만 같다.</text:p>
      <text:p text:style-name="Normal"/>
      <text:p text:style-name="Normal">그의 조용한 눈물이 나를 적신다. 그의 외로움이 전해진다. 부끄러움을 모르는 이들을 옆에서 지켜보면서 홀로 그 내면에서 비명을 지르는 것은 끔찍한 일이다. 이는, 내가 마치 나의 기숙사에서의 친구들의 행태를 보면서 나 자신만 스스로 속으로 부끄러워하듯이, 부끄러움을 모르는 자들을 옆에서 지켜보면서, 스스로가 그들에게 부끄러움을 가르쳐줄 수 없음에 절망하는 것은 정말 참혹하다. 끔찍하다.</text:p>
      <text:p text:style-name="Normal"/>
      <text:p text:style-name="Normal">나도 조용히 눈물 흘리고 싶다. 부끄러움을 모르는 이들에 대한 조용한 눈물. 그와, 나 자신을 위해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